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6.76mm"/>
    </style:style>
    <style:style style:name="co7" style:family="table-column">
      <style:table-column-properties fo:break-before="auto" style:column-width="23.78mm"/>
    </style:style>
    <style:style style:name="co8" style:family="table-column">
      <style:table-column-properties fo:break-before="auto" style:column-width="14.76mm"/>
    </style:style>
    <style:style style:name="co9" style:family="table-column">
      <style:table-column-properties fo:break-before="auto" style:column-width="15.59mm"/>
    </style:style>
    <style:style style:name="co10" style:family="table-column">
      <style:table-column-properties fo:break-before="auto" style:column-width="9.1mm"/>
    </style:style>
    <style:style style:name="co11" style:family="table-column">
      <style:table-column-properties fo:break-before="auto" style:column-width="53.55mm"/>
    </style:style>
    <style:style style:name="co12" style:family="table-column">
      <style:table-column-properties fo:break-before="auto" style:column-width="13.16mm"/>
    </style:style>
    <style:style style:name="co13" style:family="table-column">
      <style:table-column-properties fo:break-before="auto" style:column-width="7.94mm"/>
    </style:style>
    <style:style style:name="co14" style:family="table-column">
      <style:table-column-properties fo:break-before="auto" style:column-width="19.33mm"/>
    </style:style>
    <style:style style:name="co15" style:family="table-column">
      <style:table-column-properties fo:break-before="auto" style:column-width="62.44mm"/>
    </style:style>
    <style:style style:name="co16" style:family="table-column">
      <style:table-column-properties fo:break-before="auto" style:column-width="52.71mm"/>
    </style:style>
    <style:style style:name="co17" style:family="table-column">
      <style:table-column-properties fo:break-before="auto" style:column-width="37.15mm"/>
    </style:style>
    <style:style style:name="co18" style:family="table-column">
      <style:table-column-properties fo:break-before="auto" style:column-width="34.03mm"/>
    </style:style>
    <style:style style:name="co19" style:family="table-column">
      <style:table-column-properties fo:break-before="auto" style:column-width="28.98mm"/>
    </style:style>
    <style:style style:name="co20" style:family="table-column">
      <style:table-column-properties fo:break-before="auto" style:column-width="41.42mm"/>
    </style:style>
    <style:style style:name="co21" style:family="table-column">
      <style:table-column-properties fo:break-before="auto" style:column-width="23.58mm"/>
    </style:style>
    <style:style style:name="co22" style:family="table-column">
      <style:table-column-properties fo:break-before="auto" style:column-width="9.53mm"/>
    </style:style>
    <style:style style:name="co23" style:family="table-column">
      <style:table-column-properties fo:break-before="auto" style:column-width="35.3mm"/>
    </style:style>
    <style:style style:name="co24" style:family="table-column">
      <style:table-column-properties fo:break-before="auto" style:column-width="75.94mm"/>
    </style:style>
    <style:style style:name="co25" style:family="table-column">
      <style:table-column-properties fo:break-before="auto" style:column-width="51.52mm"/>
    </style:style>
    <style:style style:name="co26" style:family="table-column">
      <style:table-column-properties fo:break-before="auto" style:column-width="8.48mm"/>
    </style:style>
    <style:style style:name="co27" style:family="table-column">
      <style:table-column-properties fo:break-before="auto" style:column-width="22.93mm"/>
    </style:style>
    <style:style style:name="co28" style:family="table-column">
      <style:table-column-properties fo:break-before="auto" style:column-width="33.73mm"/>
    </style:style>
    <style:style style:name="co29" style:family="table-column">
      <style:table-column-properties fo:break-before="auto" style:column-width="59.9mm"/>
    </style:style>
    <style:style style:name="co30" style:family="table-column">
      <style:table-column-properties fo:break-before="auto" style:column-width="49.23mm"/>
    </style:style>
    <style:style style:name="co31" style:family="table-column">
      <style:table-column-properties fo:break-before="auto" style:column-width="66.25mm"/>
    </style:style>
    <style:style style:name="co32" style:family="table-column">
      <style:table-column-properties fo:break-before="auto" style:column-width="94.26mm"/>
    </style:style>
    <style:style style:name="co33" style:family="table-column">
      <style:table-column-properties fo:break-before="auto" style:column-width="8.91mm"/>
    </style:style>
    <style:style style:name="co34" style:family="table-column">
      <style:table-column-properties fo:break-before="auto" style:column-width="11.13mm"/>
    </style:style>
    <style:style style:name="co35" style:family="table-column">
      <style:table-column-properties fo:break-before="auto" style:column-width="22.75mm"/>
    </style:style>
    <style:style style:name="co36" style:family="table-column">
      <style:table-column-properties fo:break-before="auto" style:column-width="17.11mm"/>
    </style:style>
    <style:style style:name="co37" style:family="table-column">
      <style:table-column-properties fo:break-before="auto" style:column-width="112.04mm"/>
    </style:style>
    <style:style style:name="co38" style:family="table-column">
      <style:table-column-properties fo:break-before="auto" style:column-width="101mm"/>
    </style:style>
    <style:style style:name="co39" style:family="table-column">
      <style:table-column-properties fo:break-before="auto" style:column-width="38.36mm"/>
    </style:style>
    <style:style style:name="co40" style:family="table-column">
      <style:table-column-properties fo:break-before="auto" style:column-width="11.87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ackground-color="#faa61a" style:text-align-source="fix" style:repeat-content="false"/>
      <style:paragraph-properties fo:text-align="center" fo:margin-left="0mm"/>
    </style:style>
    <style:style style:name="ce3" style:family="table-cell" style:parent-style-name="Default">
      <style:table-cell-properties fo:background-color="#7da7d8"/>
    </style:style>
    <style:style style:name="ce28"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62"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84" style:family="table-cell" style:parent-style-name="Default" style:data-style-name="N41">
      <style:table-cell-properties style:text-align-source="fix" style:repeat-content="false"/>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9"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fo:background-color="#fff200" style:text-align-source="fix" style:repeat-content="false"/>
      <style:paragraph-properties fo:text-align="center" fo:margin-left="0mm"/>
      <style:text-properties fo:font-weight="bold" style:font-weight-asian="bold" style:font-weight-complex="bold"/>
    </style:style>
    <style:style style:name="ce104" style:family="table-cell" style:parent-style-name="Default">
      <style:table-cell-properties fo:background-color="#fff200"/>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28"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2" office:value-type="string" calcext:value-type="string">
            <text:p>p</text:p>
          </table:table-cell>
          <table:table-cell table:style-name="ce62" office:value-type="string" calcext:value-type="string">
            <text:p>a</text:p>
          </table:table-cell>
          <table:table-cell table:style-name="ce62" office:value-type="string" calcext:value-type="string">
            <text:p>r</text:p>
          </table:table-cell>
          <table:table-cell table:style-name="ce62" office:value-type="string" calcext:value-type="string">
            <text:p>s</text:p>
          </table:table-cell>
          <table:table-cell table:style-name="ce62"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3" office:value-type="string" calcext:value-type="string">
            <text:p>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art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end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adius</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cale</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3"/>
          <table:table-cell table:style-name="ce84"/>
          <table:table-cell table:number-columns-repeated="3"/>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table table:name="Icons" table:style-name="ta1">
        <table:table-column table:style-name="co33" table:default-cell-style-name="Default"/>
        <table:table-column table:style-name="co34" table:default-cell-style-name="ce13"/>
        <table:table-column table:style-name="co35" table:default-cell-style-name="ce13"/>
        <table:table-column table:style-name="co34" table:default-cell-style-name="ce13"/>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 table:number-columns-repeated="3" table:default-cell-style-name="Default"/>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number-columns-repeated="3"/>
          <table:table-cell table:style-name="ce105" office:value-type="string" calcext:value-type="string">
            <text:p>Alias</text:p>
          </table:table-cell>
          <table:table-cell table:style-name="ce104" office:value-type="string" calcext:value-type="string">
            <text:p>Tools</text:p>
          </table:table-cell>
          <table:table-cell table:style-name="ce104" office:value-type="string" calcext:value-type="string">
            <text:p>Comand state</text:p>
          </table:table-cell>
          <table:table-cell table:style-name="ce104"/>
          <table:table-cell table:style-name="ce105" office:value-type="string" calcext:value-type="string">
            <text:p>MD</text:p>
          </table:table-cell>
          <table:table-cell table:number-columns-repeated="4"/>
        </table:table-row>
        <table:table-row table:style-name="ro1">
          <table:table-cell/>
          <table:table-cell table:formula="of:=COUNTIF([.$D$3:.$D$54];[.D3])" office:value-type="float" office:value="1" calcext:value-type="float">
            <text:p>1</text:p>
          </table:table-cell>
          <table:table-cell table:formula="of:=&quot;cComm.Add([&quot;&amp;[.$C$1]&amp;[.E3]&amp;[.$C$1]&amp;&quot;,&quot;&amp;[.$C$1]&amp;[.D3]&amp;[.$C$1]&amp;&quot;], &quot;&amp;[.$C$1]&amp;[.E3]&amp;[.$C$1]&amp;&quot;)&quot;" office:value-type="string" office:string-value="cComm.Add([“chamfer“,“cd“], “chamfer“)" calcext:value-type="string">
            <text:p>cComm.Add([“chamfer“,“cd“], “chamfer“)</text:p>
          </table:table-cell>
          <table:table-cell office:value-type="string" calcext:value-type="string">
            <text:p>cd</text:p>
          </table:table-cell>
          <table:table-cell office:value-type="string" calcext:value-type="string">
            <text:p>chamfer</text:p>
          </table:table-cell>
          <table:table-cell/>
          <table:table-cell office:value-type="string" calcext:value-type="string">
            <text:p>Create a chamfer from two lines</text:p>
          </table:table-cell>
          <table:table-cell table:formula="of:=[.$J$1]&amp;LOWER([.$E$2])&amp;&quot;/&quot;&amp;[.E3]&amp;[.$L$1] &amp;&quot; | &quot;&amp; PROPER([.E3]) &amp;&quot; | &quot;&amp;[.G3]&amp;&quot; |&quot;" office:value-type="string" office:string-value="| &lt;img src=&quot;./svg/tools/chamfer.svg&quot; width=&quot;48&quot; height=&quot;48&quot;&gt; | Chamfer | Create a chamfer from two lines |" calcext:value-type="string">
            <text:p>| &lt;img src="./svg/tools/chamfer.svg" width="48" height="48"&gt; | Chamfer | Create a chamfer from two lines |</text:p>
          </table:table-cell>
          <table:table-cell table:number-columns-repeated="4"/>
        </table:table-row>
        <table:table-row table:style-name="ro1">
          <table:table-cell/>
          <table:table-cell table:formula="of:=COUNTIF([.$D$3:.$D$54];[.D4])" office:value-type="float" office:value="1" calcext:value-type="float">
            <text:p>1</text:p>
          </table:table-cell>
          <table:table-cell table:formula="of:=&quot;cComm.Add([&quot;&amp;[.$C$1]&amp;[.E4]&amp;[.$C$1]&amp;&quot;,&quot;&amp;[.$C$1]&amp;[.D4]&amp;[.$C$1]&amp;&quot;], &quot;&amp;[.$C$1]&amp;[.E4]&amp;[.$C$1]&amp;&quot;)&quot;" office:value-type="string" office:string-value="cComm.Add([“copy“,“c“], “copy“)" calcext:value-type="string">
            <text:p>cComm.Add([“copy“,“c“], “copy“)</text:p>
          </table:table-cell>
          <table:table-cell office:value-type="string" calcext:value-type="string">
            <text:p>c</text:p>
          </table:table-cell>
          <table:table-cell office:value-type="string" calcext:value-type="string">
            <text:p>copy</text:p>
          </table:table-cell>
          <table:table-cell/>
          <table:table-cell office:value-type="string" calcext:value-type="string">
            <text:p>Copy an entity</text:p>
          </table:table-cell>
          <table:table-cell table:formula="of:=[.$J$1]&amp;LOWER([.$E$2])&amp;&quot;/&quot;&amp;[.E4]&amp;[.$L$1] &amp;&quot; | &quot;&amp; PROPER([.E4]) &amp;&quot; | &quot;&amp;[.G4]&amp;&quot; |&quot;" office:value-type="string" office:string-value="| &lt;img src=&quot;./svg/tools/copy.svg&quot; width=&quot;48&quot; height=&quot;48&quot;&gt; | Copy | Copy an entity |" calcext:value-type="string">
            <text:p>| &lt;img src="./svg/tools/copy.svg" width="48" height="48"&gt; | Copy | Copy an entity |</text:p>
          </table:table-cell>
          <table:table-cell table:number-columns-repeated="4"/>
        </table:table-row>
        <table:table-row table:style-name="ro1">
          <table:table-cell/>
          <table:table-cell table:formula="of:=COUNTIF([.$D$3:.$D$54];[.D5])" office:value-type="float" office:value="1" calcext:value-type="float">
            <text:p>1</text:p>
          </table:table-cell>
          <table:table-cell table:formula="of:=&quot;cComm.Add([&quot;&amp;[.$C$1]&amp;[.E5]&amp;[.$C$1]&amp;&quot;,&quot;&amp;[.$C$1]&amp;[.D5]&amp;[.$C$1]&amp;&quot;], &quot;&amp;[.$C$1]&amp;[.E5]&amp;[.$C$1]&amp;&quot;)&quot;" office:value-type="string" office:string-value="cComm.Add([“divide“,“dx“], “divide“)" calcext:value-type="string">
            <text:p>cComm.Add([“divide“,“dx“], “divide“)</text:p>
          </table:table-cell>
          <table:table-cell office:value-type="string" calcext:value-type="string">
            <text:p>dx</text:p>
          </table:table-cell>
          <table:table-cell office:value-type="string" calcext:value-type="string">
            <text:p>divide</text:p>
          </table:table-cell>
          <table:table-cell/>
          <table:table-cell office:value-type="string" calcext:value-type="string">
            <text:p>Divide an entity</text:p>
          </table:table-cell>
          <table:table-cell table:formula="of:=[.$J$1]&amp;LOWER([.$E$2])&amp;&quot;/&quot;&amp;[.E5]&amp;[.$L$1] &amp;&quot; | &quot;&amp; PROPER([.E5]) &amp;&quot; | &quot;&amp;[.G5]&amp;&quot; |&quot;" office:value-type="string" office:string-value="| &lt;img src=&quot;./svg/tools/divide.svg&quot; width=&quot;48&quot; height=&quot;48&quot;&gt; | Divide | Divide an entity |" calcext:value-type="string">
            <text:p>| &lt;img src="./svg/tools/divide.svg" width="48" height="48"&gt; | Divide | Divide an entity |</text:p>
          </table:table-cell>
          <table:table-cell table:number-columns-repeated="4"/>
        </table:table-row>
        <table:table-row table:style-name="ro1">
          <table:table-cell office:value-type="string" calcext:value-type="string">
            <text:p>png</text:p>
          </table:table-cell>
          <table:table-cell table:formula="of:=COUNTIF([.$D$3:.$D$54];[.D6])" office:value-type="float" office:value="1" calcext:value-type="float">
            <text:p>1</text:p>
          </table:table-cell>
          <table:table-cell table:formula="of:=&quot;cComm.Add([&quot;&amp;[.$C$1]&amp;[.E6]&amp;[.$C$1]&amp;&quot;,&quot;&amp;[.$C$1]&amp;[.D6]&amp;[.$C$1]&amp;&quot;], &quot;&amp;[.$C$1]&amp;[.E6]&amp;[.$C$1]&amp;&quot;)&quot;" office:value-type="string" office:string-value="cComm.Add([“erase“,“de“], “erase“)" calcext:value-type="string">
            <text:p>cComm.Add([“erase“,“de“], “erase“)</text:p>
          </table:table-cell>
          <table:table-cell office:value-type="string" calcext:value-type="string">
            <text:p>de</text:p>
          </table:table-cell>
          <table:table-cell office:value-type="string" calcext:value-type="string">
            <text:p>erase</text:p>
          </table:table-cell>
          <table:table-cell/>
          <table:table-cell office:value-type="string" calcext:value-type="string">
            <text:p>Delete an entity</text:p>
          </table:table-cell>
          <table:table-cell table:formula="of:=[.$J$1]&amp;LOWER([.$E$2])&amp;&quot;/&quot;&amp;[.E6]&amp;[.$L$1] &amp;&quot; | &quot;&amp; PROPER([.E6]) &amp;&quot; | &quot;&amp;[.G6]&amp;&quot; |&quot;" office:value-type="string" office:string-value="| &lt;img src=&quot;./svg/tools/erase.svg&quot; width=&quot;48&quot; height=&quot;48&quot;&gt; | Erase | Delete an entity |" calcext:value-type="string">
            <text:p>| &lt;img src="./svg/tools/erase.svg" width="48" height="48"&gt; | Erase | Delete an entity |</text:p>
          </table:table-cell>
          <table:table-cell table:number-columns-repeated="4"/>
        </table:table-row>
        <table:table-row table:style-name="ro1">
          <table:table-cell/>
          <table:table-cell table:formula="of:=COUNTIF([.$D$3:.$D$54];[.D7])" office:value-type="float" office:value="1" calcext:value-type="float">
            <text:p>1</text:p>
          </table:table-cell>
          <table:table-cell table:formula="of:=&quot;cComm.Add([&quot;&amp;[.$C$1]&amp;[.E7]&amp;[.$C$1]&amp;&quot;,&quot;&amp;[.$C$1]&amp;[.D7]&amp;[.$C$1]&amp;&quot;], &quot;&amp;[.$C$1]&amp;[.E7]&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7]&amp;[.$L$1] &amp;&quot; | &quot;&amp; PROPER([.E7]) &amp;&quot; | &quot;&amp;[.G7]&amp;&quot; |&quot;" office:value-type="string" office:string-value="| &lt;img src=&quot;./svg/tools/extend.svg&quot; width=&quot;48&quot; height=&quot;48&quot;&gt; | Extend | Stretch an entity from one end |" calcext:value-type="string">
            <text:p>| &lt;img src="./svg/tools/extend.svg" width="48" height="48"&gt; | Extend | Stretch an entity from one end |</text:p>
          </table:table-cell>
          <table:table-cell table:number-columns-repeated="4"/>
        </table:table-row>
        <table:table-row table:style-name="ro1">
          <table:table-cell/>
          <table:table-cell table:formula="of:=COUNTIF([.$D$3:.$D$54];[.D8])" office:value-type="float" office:value="1" calcext:value-type="float">
            <text:p>1</text:p>
          </table:table-cell>
          <table:table-cell table:formula="of:=&quot;cComm.Add([&quot;&amp;[.$C$1]&amp;[.E8]&amp;[.$C$1]&amp;&quot;,&quot;&amp;[.$C$1]&amp;[.D8]&amp;[.$C$1]&amp;&quot;], &quot;&amp;[.$C$1]&amp;[.E8]&amp;[.$C$1]&amp;&quot;)&quot;" office:value-type="string" office:string-value="cComm.Add([“fillet“,“f“], “fillet“)" calcext:value-type="string">
            <text:p>cComm.Add([“fillet“,“f“], “fillet“)</text:p>
          </table:table-cell>
          <table:table-cell office:value-type="string" calcext:value-type="string">
            <text:p>f</text:p>
          </table:table-cell>
          <table:table-cell office:value-type="string" calcext:value-type="string">
            <text:p>fillet</text:p>
          </table:table-cell>
          <table:table-cell/>
          <table:table-cell office:value-type="string" calcext:value-type="string">
            <text:p>Create a tangential arc to two lines</text:p>
          </table:table-cell>
          <table:table-cell table:formula="of:=[.$J$1]&amp;LOWER([.$E$2])&amp;&quot;/&quot;&amp;[.E8]&amp;[.$L$1] &amp;&quot; | &quot;&amp; PROPER([.E8]) &amp;&quot; | &quot;&amp;[.G8]&amp;&quot; |&quot;" office:value-type="string" office:string-value="| &lt;img src=&quot;./svg/tools/fillet.svg&quot; width=&quot;48&quot; height=&quot;48&quot;&gt; | Fillet | Create a tangential arc to two lines |" calcext:value-type="string">
            <text:p>| &lt;img src="./svg/tools/fillet.svg" width="48" height="48"&gt; | Fillet | Create a tangential arc to two lines |</text:p>
          </table:table-cell>
          <table:table-cell table:number-columns-repeated="4"/>
        </table:table-row>
        <table:table-row table:style-name="ro1">
          <table:table-cell/>
          <table:table-cell table:formula="of:=COUNTIF([.$D$3:.$D$54];[.D9])" office:value-type="float" office:value="1" calcext:value-type="float">
            <text:p>1</text:p>
          </table:table-cell>
          <table:table-cell table:formula="of:=&quot;cComm.Add([&quot;&amp;[.$C$1]&amp;[.E9]&amp;[.$C$1]&amp;&quot;,&quot;&amp;[.$C$1]&amp;[.D9]&amp;[.$C$1]&amp;&quot;], &quot;&amp;[.$C$1]&amp;[.E9]&amp;[.$C$1]&amp;&quot;)&quot;" office:value-type="string" office:string-value="cComm.Add([“mirror“,“mn“], “mirror“)" calcext:value-type="string">
            <text:p>cComm.Add([“mirror“,“mn“], “mirror“)</text:p>
          </table:table-cell>
          <table:table-cell office:value-type="string" calcext:value-type="string">
            <text:p>mn</text:p>
          </table:table-cell>
          <table:table-cell office:value-type="string" calcext:value-type="string">
            <text:p>mirror</text:p>
          </table:table-cell>
          <table:table-cell/>
          <table:table-cell office:value-type="string" calcext:value-type="string">
            <text:p>Create a new entity mirroring another</text:p>
          </table:table-cell>
          <table:table-cell table:formula="of:=[.$J$1]&amp;LOWER([.$E$2])&amp;&quot;/&quot;&amp;[.E9]&amp;[.$L$1] &amp;&quot; | &quot;&amp; PROPER([.E9]) &amp;&quot; | &quot;&amp;[.G9]&amp;&quot; |&quot;" office:value-type="string" office:string-value="| &lt;img src=&quot;./svg/tools/mirror.svg&quot; width=&quot;48&quot; height=&quot;48&quot;&gt; | Mirror | Create a new entity mirroring another |" calcext:value-type="string">
            <text:p>| &lt;img src="./svg/tools/mirror.svg" width="48" height="48"&gt; | Mirror | Create a new entity mirroring another |</text:p>
          </table:table-cell>
          <table:table-cell table:number-columns-repeated="4"/>
        </table:table-row>
        <table:table-row table:style-name="ro1">
          <table:table-cell office:value-type="string" calcext:value-type="string">
            <text:p>png</text:p>
          </table:table-cell>
          <table:table-cell table:formula="of:=COUNTIF([.$D$3:.$D$54];[.D10])" office:value-type="float" office:value="1" calcext:value-type="float">
            <text:p>1</text:p>
          </table:table-cell>
          <table:table-cell table:formula="of:=&quot;cComm.Add([&quot;&amp;[.$C$1]&amp;[.E10]&amp;[.$C$1]&amp;&quot;,&quot;&amp;[.$C$1]&amp;[.D10]&amp;[.$C$1]&amp;&quot;], &quot;&amp;[.$C$1]&amp;[.E10]&amp;[.$C$1]&amp;&quot;)&quot;" office:value-type="string" office:string-value="cComm.Add([“move“,“m“], “move“)" calcext:value-type="string">
            <text:p>cComm.Add([“move“,“m“], “move“)</text:p>
          </table:table-cell>
          <table:table-cell office:value-type="string" calcext:value-type="string">
            <text:p>m</text:p>
          </table:table-cell>
          <table:table-cell office:value-type="string" calcext:value-type="string">
            <text:p>move</text:p>
          </table:table-cell>
          <table:table-cell/>
          <table:table-cell office:value-type="string" calcext:value-type="string">
            <text:p>Move a site entity</text:p>
          </table:table-cell>
          <table:table-cell table:formula="of:=[.$J$1]&amp;LOWER([.$E$2])&amp;&quot;/&quot;&amp;[.E10]&amp;[.$L$1] &amp;&quot; | &quot;&amp; PROPER([.E10]) &amp;&quot; | &quot;&amp;[.G10]&amp;&quot; |&quot;" office:value-type="string" office:string-value="| &lt;img src=&quot;./svg/tools/move.svg&quot; width=&quot;48&quot; height=&quot;48&quot;&gt; | Move | Move a site entity |" calcext:value-type="string">
            <text:p>| &lt;img src="./svg/tools/move.svg" width="48" height="48"&gt; | Move | Move a site entity |</text:p>
          </table:table-cell>
          <table:table-cell table:number-columns-repeated="4"/>
        </table:table-row>
        <table:table-row table:style-name="ro1">
          <table:table-cell/>
          <table:table-cell table:formula="of:=COUNTIF([.$D$3:.$D$54];[.D11])" office:value-type="float" office:value="1" calcext:value-type="float">
            <text:p>1</text:p>
          </table:table-cell>
          <table:table-cell table:formula="of:=&quot;cComm.Add([&quot;&amp;[.$C$1]&amp;[.E11]&amp;[.$C$1]&amp;&quot;,&quot;&amp;[.$C$1]&amp;[.D11]&amp;[.$C$1]&amp;&quot;], &quot;&amp;[.$C$1]&amp;[.E11]&amp;[.$C$1]&amp;&quot;)&quot;" office:value-type="string" office:string-value="cComm.Add([“offset“,“fg“], “offset“)" calcext:value-type="string">
            <text:p>cComm.Add([“offset“,“fg“], “offset“)</text:p>
          </table:table-cell>
          <table:table-cell office:value-type="string" calcext:value-type="string">
            <text:p>fg</text:p>
          </table:table-cell>
          <table:table-cell office:value-type="string" calcext:value-type="string">
            <text:p>offset</text:p>
          </table:table-cell>
          <table:table-cell/>
          <table:table-cell office:value-type="string" calcext:value-type="string">
            <text:p>Create a parallel entity</text:p>
          </table:table-cell>
          <table:table-cell table:formula="of:=[.$J$1]&amp;LOWER([.$E$2])&amp;&quot;/&quot;&amp;[.E11]&amp;[.$L$1] &amp;&quot; | &quot;&amp; PROPER([.E11]) &amp;&quot; | &quot;&amp;[.G11]&amp;&quot; |&quot;" office:value-type="string" office:string-value="| &lt;img src=&quot;./svg/tools/offset.svg&quot; width=&quot;48&quot; height=&quot;48&quot;&gt; | Offset | Create a parallel entity |" calcext:value-type="string">
            <text:p>| &lt;img src="./svg/tools/offset.svg" width="48" height="48"&gt; | Offset | Create a parallel entity |</text:p>
          </table:table-cell>
          <table:table-cell table:number-columns-repeated="4"/>
        </table:table-row>
        <table:table-row table:style-name="ro1">
          <table:table-cell/>
          <table:table-cell table:formula="of:=COUNTIF([.$D$3:.$D$54];[.D12])" office:value-type="float" office:value="1" calcext:value-type="float">
            <text:p>1</text:p>
          </table:table-cell>
          <table:table-cell table:formula="of:=&quot;cComm.Add([&quot;&amp;[.$C$1]&amp;[.E12]&amp;[.$C$1]&amp;&quot;,&quot;&amp;[.$C$1]&amp;[.D12]&amp;[.$C$1]&amp;&quot;], &quot;&amp;[.$C$1]&amp;[.E12]&amp;[.$C$1]&amp;&quot;)&quot;" office:value-type="string" office:string-value="cComm.Add([“pan“,“zc“], “pan“)" calcext:value-type="string">
            <text:p>cComm.Add([“pan“,“zc“], “pan“)</text:p>
          </table:table-cell>
          <table:table-cell office:value-type="string" calcext:value-type="string">
            <text:p>zc</text:p>
          </table:table-cell>
          <table:table-cell office:value-type="string" calcext:value-type="string">
            <text:p>pan</text:p>
          </table:table-cell>
          <table:table-cell/>
          <table:table-cell office:value-type="string" calcext:value-type="string">
            <text:p>Displacement of sight</text:p>
          </table:table-cell>
          <table:table-cell table:formula="of:=[.$J$1]&amp;LOWER([.$E$2])&amp;&quot;/&quot;&amp;[.E12]&amp;[.$L$1] &amp;&quot; | &quot;&amp; PROPER([.E12]) &amp;&quot; | &quot;&amp;[.G12]&amp;&quot; |&quot;" office:value-type="string" office:string-value="| &lt;img src=&quot;./svg/tools/pan.svg&quot; width=&quot;48&quot; height=&quot;48&quot;&gt; | Pan | Displacement of sight |" calcext:value-type="string">
            <text:p>| &lt;img src="./svg/tools/pan.svg" width="48" height="48"&gt; | Pan | Displacement of sight |</text:p>
          </table:table-cell>
          <table:table-cell table:number-columns-repeated="4"/>
        </table:table-row>
        <table:table-row table:style-name="ro1">
          <table:table-cell/>
          <table:table-cell table:formula="of:=COUNTIF([.$D$3:.$D$54];[.D13])" office:value-type="float" office:value="1" calcext:value-type="float">
            <text:p>1</text:p>
          </table:table-cell>
          <table:table-cell table:formula="of:=&quot;cComm.Add([&quot;&amp;[.$C$1]&amp;[.E13]&amp;[.$C$1]&amp;&quot;,&quot;&amp;[.$C$1]&amp;[.D13]&amp;[.$C$1]&amp;&quot;], &quot;&amp;[.$C$1]&amp;[.E13]&amp;[.$C$1]&amp;&quot;)&quot;" office:value-type="string" office:string-value="cComm.Add([“rotate“,“rt“], “rotate“)" calcext:value-type="string">
            <text:p>cComm.Add([“rotate“,“rt“], “rotate“)</text:p>
          </table:table-cell>
          <table:table-cell office:value-type="string" calcext:value-type="string">
            <text:p>rt</text:p>
          </table:table-cell>
          <table:table-cell office:value-type="string" calcext:value-type="string">
            <text:p>rotate</text:p>
          </table:table-cell>
          <table:table-cell/>
          <table:table-cell office:value-type="string" calcext:value-type="string">
            <text:p>Rotate an entity</text:p>
          </table:table-cell>
          <table:table-cell table:formula="of:=[.$J$1]&amp;LOWER([.$E$2])&amp;&quot;/&quot;&amp;[.E13]&amp;[.$L$1] &amp;&quot; | &quot;&amp; PROPER([.E13]) &amp;&quot; | &quot;&amp;[.G13]&amp;&quot; |&quot;" office:value-type="string" office:string-value="| &lt;img src=&quot;./svg/tools/rotate.svg&quot; width=&quot;48&quot; height=&quot;48&quot;&gt; | Rotate | Rotate an entity |" calcext:value-type="string">
            <text:p>| &lt;img src="./svg/tools/rotate.svg" width="48" height="48"&gt; | Rotate | Rotate an entity |</text:p>
          </table:table-cell>
          <table:table-cell table:number-columns-repeated="4"/>
        </table:table-row>
        <table:table-row table:style-name="ro1">
          <table:table-cell office:value-type="string" calcext:value-type="string">
            <text:p>png</text:p>
          </table:table-cell>
          <table:table-cell table:formula="of:=COUNTIF([.$D$3:.$D$54];[.D14])" office:value-type="float" office:value="1" calcext:value-type="float">
            <text:p>1</text:p>
          </table:table-cell>
          <table:table-cell table:formula="of:=&quot;cComm.Add([&quot;&amp;[.$C$1]&amp;[.E14]&amp;[.$C$1]&amp;&quot;,&quot;&amp;[.$C$1]&amp;[.D14]&amp;[.$C$1]&amp;&quot;], &quot;&amp;[.$C$1]&amp;[.E14]&amp;[.$C$1]&amp;&quot;)&quot;" office:value-type="string" office:string-value="cComm.Add([“scale“,“sc“], “scale“)" calcext:value-type="string">
            <text:p>cComm.Add([“scale“,“sc“], “scale“)</text:p>
          </table:table-cell>
          <table:table-cell office:value-type="string" calcext:value-type="string">
            <text:p>sc</text:p>
          </table:table-cell>
          <table:table-cell office:value-type="string" calcext:value-type="string">
            <text:p>scale</text:p>
          </table:table-cell>
          <table:table-cell/>
          <table:table-cell office:value-type="string" calcext:value-type="string">
            <text:p>Scale an entity</text:p>
          </table:table-cell>
          <table:table-cell table:formula="of:=[.$J$1]&amp;LOWER([.$E$2])&amp;&quot;/&quot;&amp;[.E14]&amp;[.$L$1] &amp;&quot; | &quot;&amp; PROPER([.E14]) &amp;&quot; | &quot;&amp;[.G14]&amp;&quot; |&quot;" office:value-type="string" office:string-value="| &lt;img src=&quot;./svg/tools/scale.svg&quot; width=&quot;48&quot; height=&quot;48&quot;&gt; | Scale | Scale an entity |" calcext:value-type="string">
            <text:p>| &lt;img src="./svg/tools/scale.svg" width="48" height="48"&gt; | Scale | Scale an entity |</text:p>
          </table:table-cell>
          <table:table-cell table:number-columns-repeated="4"/>
        </table:table-row>
        <table:table-row table:style-name="ro1">
          <table:table-cell/>
          <table:table-cell table:formula="of:=COUNTIF([.$D$3:.$D$54];[.D15])" office:value-type="float" office:value="1" calcext:value-type="float">
            <text:p>1</text:p>
          </table:table-cell>
          <table:table-cell table:formula="of:=&quot;cComm.Add([&quot;&amp;[.$C$1]&amp;[.E15]&amp;[.$C$1]&amp;&quot;,&quot;&amp;[.$C$1]&amp;[.D15]&amp;[.$C$1]&amp;&quot;], &quot;&amp;[.$C$1]&amp;[.E15]&amp;[.$C$1]&amp;&quot;)&quot;" office:value-type="string" office:string-value="cComm.Add([“stretch“,“s“], “stretch“)" calcext:value-type="string">
            <text:p>cComm.Add([“stretch“,“s“], “stretch“)</text:p>
          </table:table-cell>
          <table:table-cell office:value-type="string" calcext:value-type="string">
            <text:p>s</text:p>
          </table:table-cell>
          <table:table-cell office:value-type="string" calcext:value-type="string">
            <text:p>stretch</text:p>
          </table:table-cell>
          <table:table-cell/>
          <table:table-cell office:value-type="string" calcext:value-type="string">
            <text:p>Stretch an entity</text:p>
          </table:table-cell>
          <table:table-cell table:formula="of:=[.$J$1]&amp;LOWER([.$E$2])&amp;&quot;/&quot;&amp;[.E15]&amp;[.$L$1] &amp;&quot; | &quot;&amp; PROPER([.E15]) &amp;&quot; | &quot;&amp;[.G15]&amp;&quot; |&quot;" office:value-type="string" office:string-value="| &lt;img src=&quot;./svg/tools/stretch.svg&quot; width=&quot;48&quot; height=&quot;48&quot;&gt; | Stretch | Stretch an entity |" calcext:value-type="string">
            <text:p>| &lt;img src="./svg/tools/stretch.svg" width="48" height="48"&gt; | Stretch | Stretch an entity |</text:p>
          </table:table-cell>
          <table:table-cell table:number-columns-repeated="4"/>
        </table:table-row>
        <table:table-row table:style-name="ro1">
          <table:table-cell office:value-type="string" calcext:value-type="string">
            <text:p>png</text:p>
          </table:table-cell>
          <table:table-cell table:formula="of:=COUNTIF([.$D$3:.$D$54];[.D16])" office:value-type="float" office:value="1" calcext:value-type="float">
            <text:p>1</text:p>
          </table:table-cell>
          <table:table-cell table:formula="of:=&quot;cComm.Add([&quot;&amp;[.$C$1]&amp;[.E16]&amp;[.$C$1]&amp;&quot;,&quot;&amp;[.$C$1]&amp;[.D16]&amp;[.$C$1]&amp;&quot;], &quot;&amp;[.$C$1]&amp;[.E16]&amp;[.$C$1]&amp;&quot;)&quot;" office:value-type="string" office:string-value="cComm.Add([“trim“,“tr“], “trim“)" calcext:value-type="string">
            <text:p>cComm.Add([“trim“,“tr“], “trim“)</text:p>
          </table:table-cell>
          <table:table-cell office:value-type="string" calcext:value-type="string">
            <text:p>tr</text:p>
          </table:table-cell>
          <table:table-cell office:value-type="string" calcext:value-type="string">
            <text:p>trim</text:p>
          </table:table-cell>
          <table:table-cell/>
          <table:table-cell office:value-type="string" calcext:value-type="string">
            <text:p>Cut an entity</text:p>
          </table:table-cell>
          <table:table-cell table:formula="of:=[.$J$1]&amp;LOWER([.$E$2])&amp;&quot;/&quot;&amp;[.E16]&amp;[.$L$1] &amp;&quot; | &quot;&amp; PROPER([.E16]) &amp;&quot; | &quot;&amp;[.G16]&amp;&quot; |&quot;" office:value-type="string" office:string-value="| &lt;img src=&quot;./svg/tools/trim.svg&quot; width=&quot;48&quot; height=&quot;48&quot;&gt; | Trim | Cut an entity |" calcext:value-type="string">
            <text:p>| &lt;img src="./svg/tools/trim.svg" width="48" height="48"&gt; | Trim | Cut an entity |</text:p>
          </table:table-cell>
          <table:table-cell table:number-columns-repeated="4"/>
        </table:table-row>
        <table:table-row table:style-name="ro1">
          <table:table-cell office:value-type="string" calcext:value-type="string">
            <text:p>png</text:p>
          </table:table-cell>
          <table:table-cell table:formula="of:=COUNTIF([.$D$3:.$D$54];[.D17])" office:value-type="float" office:value="1" calcext:value-type="float">
            <text:p>1</text:p>
          </table:table-cell>
          <table:table-cell table:formula="of:=&quot;cComm.Add([&quot;&amp;[.$C$1]&amp;[.E17]&amp;[.$C$1]&amp;&quot;,&quot;&amp;[.$C$1]&amp;[.D17]&amp;[.$C$1]&amp;&quot;], &quot;&amp;[.$C$1]&amp;[.E17]&amp;[.$C$1]&amp;&quot;)&quot;" office:value-type="string" office:string-value="cComm.Add([“zoome“,“zx“], “zoome“)" calcext:value-type="string">
            <text:p>cComm.Add([“zoome“,“zx“], “zoome“)</text:p>
          </table:table-cell>
          <table:table-cell office:value-type="string" calcext:value-type="string">
            <text:p>zx</text:p>
          </table:table-cell>
          <table:table-cell office:value-type="string" calcext:value-type="string">
            <text:p>zoome</text:p>
          </table:table-cell>
          <table:table-cell/>
          <table:table-cell office:value-type="string" calcext:value-type="string">
            <text:p>View fit to all entities</text:p>
          </table:table-cell>
          <table:table-cell table:formula="of:=[.$J$1]&amp;LOWER([.$E$2])&amp;&quot;/&quot;&amp;[.E17]&amp;[.$L$1] &amp;&quot; | &quot;&amp; PROPER([.E17]) &amp;&quot; | &quot;&amp;[.G17]&amp;&quot; |&quot;" office:value-type="string" office:string-value="| &lt;img src=&quot;./svg/tools/zoome.svg&quot; width=&quot;48&quot; height=&quot;48&quot;&gt; | Zoome | View fit to all entities |" calcext:value-type="string">
            <text:p>| &lt;img src="./svg/tools/zoome.svg" width="48" height="48"&gt; | Zoome | View fit to all entities |</text:p>
          </table:table-cell>
          <table:table-cell table:number-columns-repeated="4"/>
        </table:table-row>
        <table:table-row table:style-name="ro1">
          <table:table-cell/>
          <table:table-cell table:formula="of:=COUNTIF([.$D$3:.$D$54];[.D18])" office:value-type="float" office:value="1" calcext:value-type="float">
            <text:p>1</text:p>
          </table:table-cell>
          <table:table-cell table:formula="of:=&quot;cComm.Add([&quot;&amp;[.$C$1]&amp;[.E18]&amp;[.$C$1]&amp;&quot;,&quot;&amp;[.$C$1]&amp;[.D18]&amp;[.$C$1]&amp;&quot;], &quot;&amp;[.$C$1]&amp;[.E18]&amp;[.$C$1]&amp;&quot;)&quot;" office:value-type="string" office:string-value="cComm.Add([“zoomw“,“z“], “zoomw“)" calcext:value-type="string">
            <text:p>cComm.Add([“zoomw“,“z“], “zoomw“)</text:p>
          </table:table-cell>
          <table:table-cell office:value-type="string" calcext:value-type="string">
            <text:p>z</text:p>
          </table:table-cell>
          <table:table-cell office:value-type="string" calcext:value-type="string">
            <text:p>zoomw</text:p>
          </table:table-cell>
          <table:table-cell/>
          <table:table-cell office:value-type="string" calcext:value-type="string">
            <text:p>View window</text:p>
          </table:table-cell>
          <table:table-cell table:formula="of:=[.$J$1]&amp;LOWER([.$E$2])&amp;&quot;/&quot;&amp;[.E18]&amp;[.$L$1] &amp;&quot; | &quot;&amp; PROPER([.E18]) &amp;&quot; | &quot;&amp;[.G18]&amp;&quot; |&quot;" office:value-type="string" office:string-value="| &lt;img src=&quot;./svg/tools/zoomw.svg&quot; width=&quot;48&quot; height=&quot;48&quot;&gt; | Zoomw | View window |" calcext:value-type="string">
            <text:p>| &lt;img src="./svg/tools/zoomw.svg" width="48" height="48"&gt; | Zoomw | View window |</text:p>
          </table:table-cell>
          <table:table-cell table:number-columns-repeated="4"/>
        </table:table-row>
        <table:table-row table:style-name="ro1">
          <table:table-cell/>
          <table:table-cell table:formula="of:=COUNTIF([.$D$3:.$D$54];[.D19])" office:value-type="float" office:value="0" calcext:value-type="float">
            <text:p>0</text:p>
          </table:table-cell>
          <table:table-cell table:number-columns-repeated="10"/>
        </table:table-row>
        <table:table-row table:style-name="ro1">
          <table:table-cell/>
          <table:table-cell table:formula="of:=COUNTIF([.$D$3:.$D$54];[.D20])" office:value-type="float" office:value="0" calcext:value-type="float">
            <text:p>0</text:p>
          </table:table-cell>
          <table:table-cell table:number-columns-repeated="2"/>
          <table:table-cell table:style-name="ce104" office:value-type="string" calcext:value-type="string">
            <text:p>Entities</text:p>
          </table:table-cell>
          <table:table-cell table:style-name="ce104" table:number-columns-repeated="2"/>
          <table:table-cell table:number-columns-repeated="5"/>
        </table:table-row>
        <table:table-row table:style-name="ro1">
          <table:table-cell/>
          <table:table-cell table:formula="of:=COUNTIF([.$D$3:.$D$54];[.D21])" office:value-type="float" office:value="1" calcext:value-type="float">
            <text:p>1</text:p>
          </table:table-cell>
          <table:table-cell table:formula="of:=&quot;cComm.Add([&quot;&amp;[.$C$1]&amp;[.E21]&amp;[.$C$1]&amp;&quot;,&quot;&amp;[.$C$1]&amp;[.D21]&amp;[.$C$1]&amp;&quot;], &quot;&amp;[.$C$1]&amp;[.E21]&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0])&amp;&quot;/&quot;&amp;[.E21]&amp;[.$L$1] &amp;&quot; | &quot;&amp; PROPER([.E21]) &amp;&quot; | &quot;&amp;[.G21]&amp;&quot; |&quot;" office:value-type="string" office:string-value="| &lt;img src=&quot;./svg/entities/arc.svg&quot; width=&quot;48&quot; height=&quot;48&quot;&gt; | Arc | Create an arc |" calcext:value-type="string">
            <text:p>| &lt;img src="./svg/entities/arc.svg" width="48" height="48"&gt; | Arc | Create an arc |</text:p>
          </table:table-cell>
          <table:table-cell table:number-columns-repeated="4"/>
        </table:table-row>
        <table:table-row table:style-name="ro1">
          <table:table-cell office:value-type="string" calcext:value-type="string">
            <text:p>png</text:p>
          </table:table-cell>
          <table:table-cell table:formula="of:=COUNTIF([.$D$3:.$D$54];[.D22])" office:value-type="float" office:value="1" calcext:value-type="float">
            <text:p>1</text:p>
          </table:table-cell>
          <table:table-cell table:formula="of:=&quot;cComm.Add([&quot;&amp;[.$C$1]&amp;[.E22]&amp;[.$C$1]&amp;&quot;,&quot;&amp;[.$C$1]&amp;[.D22]&amp;[.$C$1]&amp;&quot;], &quot;&amp;[.$C$1]&amp;[.E22]&amp;[.$C$1]&amp;&quot;)&quot;" office:value-type="string" office:string-value="cComm.Add([“circle“,“cv“], “circle“)" calcext:value-type="string">
            <text:p>cComm.Add([“circle“,“cv“], “circle“)</text:p>
          </table:table-cell>
          <table:table-cell office:value-type="string" calcext:value-type="string">
            <text:p>cv</text:p>
          </table:table-cell>
          <table:table-cell table:style-name="ce9" office:value-type="string" calcext:value-type="string">
            <text:p>circle</text:p>
          </table:table-cell>
          <table:table-cell office:value-type="string" calcext:value-type="string">
            <text:p>run</text:p>
          </table:table-cell>
          <table:table-cell office:value-type="string" calcext:value-type="string">
            <text:p><text:span text:style-name="T1">Create a </text:span>circle</text:p>
          </table:table-cell>
          <table:table-cell table:formula="of:=[.$J$1]&amp;LOWER([.$E$20])&amp;&quot;/&quot;&amp;[.E22]&amp;[.$L$1] &amp;&quot; | &quot;&amp; PROPER([.E22]) &amp;&quot; | &quot;&amp;[.G22]&amp;&quot; |&quot;" office:value-type="string" office:string-value="| &lt;img src=&quot;./svg/entities/circle.svg&quot; width=&quot;48&quot; height=&quot;48&quot;&gt; | Circle | Create a circle |" calcext:value-type="string">
            <text:p>| &lt;img src="./svg/entities/circle.svg" width="48" height="48"&gt; | Circle | Create a circle |</text:p>
          </table:table-cell>
          <table:table-cell table:number-columns-repeated="4"/>
        </table:table-row>
        <table:table-row table:style-name="ro1">
          <table:table-cell office:value-type="string" calcext:value-type="string">
            <text:p>png</text:p>
          </table:table-cell>
          <table:table-cell table:formula="of:=COUNTIF([.$D$3:.$D$54];[.D23])" office:value-type="float" office:value="1" calcext:value-type="float">
            <text:p>1</text:p>
          </table:table-cell>
          <table:table-cell table:formula="of:=&quot;cComm.Add([&quot;&amp;[.$C$1]&amp;[.E23]&amp;[.$C$1]&amp;&quot;,&quot;&amp;[.$C$1]&amp;[.D23]&amp;[.$C$1]&amp;&quot;], &quot;&amp;[.$C$1]&amp;[.E23]&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text:span text:style-name="T1">Create a </text:span>dimension</text:p>
          </table:table-cell>
          <table:table-cell table:formula="of:=[.$J$1]&amp;LOWER([.$E$20])&amp;&quot;/&quot;&amp;[.E23]&amp;[.$L$1] &amp;&quot; | &quot;&amp; PROPER([.E23]) &amp;&quot; | &quot;&amp;[.G23]&amp;&quot; |&quot;" office:value-type="string" office:string-value="| &lt;img src=&quot;./svg/entities/dim.svg&quot; width=&quot;48&quot; height=&quot;48&quot;&gt; | Dim | Create a dimension |" calcext:value-type="string">
            <text:p>| &lt;img src="./svg/entities/dim.svg" width="48" height="48"&gt; | Dim | Create a dimension |</text:p>
          </table:table-cell>
          <table:table-cell table:number-columns-repeated="4"/>
        </table:table-row>
        <table:table-row table:style-name="ro1">
          <table:table-cell/>
          <table:table-cell table:formula="of:=COUNTIF([.$D$3:.$D$54];[.D24])" office:value-type="float" office:value="1" calcext:value-type="float">
            <text:p>1</text:p>
          </table:table-cell>
          <table:table-cell table:formula="of:=&quot;cComm.Add([&quot;&amp;[.$C$1]&amp;[.E24]&amp;[.$C$1]&amp;&quot;,&quot;&amp;[.$C$1]&amp;[.D24]&amp;[.$C$1]&amp;&quot;], &quot;&amp;[.$C$1]&amp;[.E24]&amp;[.$C$1]&amp;&quot;)&quot;" office:value-type="string" office:string-value="cComm.Add([“ellipse“,“ew“], “ellipse“)" calcext:value-type="string">
            <text:p>cComm.Add([“ellipse“,“ew“], “ellipse“)</text:p>
          </table:table-cell>
          <table:table-cell office:value-type="string" calcext:value-type="string">
            <text:p>ew</text:p>
          </table:table-cell>
          <table:table-cell table:style-name="ce9" office:value-type="string" calcext:value-type="string">
            <text:p>ellipse</text:p>
          </table:table-cell>
          <table:table-cell office:value-type="string" calcext:value-type="string">
            <text:p>run</text:p>
          </table:table-cell>
          <table:table-cell office:value-type="string" calcext:value-type="string">
            <text:p><text:span text:style-name="T1">Create an </text:span>ellipse</text:p>
          </table:table-cell>
          <table:table-cell table:formula="of:=[.$J$1]&amp;LOWER([.$E$20])&amp;&quot;/&quot;&amp;[.E24]&amp;[.$L$1] &amp;&quot; | &quot;&amp; PROPER([.E24]) &amp;&quot; | &quot;&amp;[.G24]&amp;&quot; |&quot;" office:value-type="string" office:string-value="| &lt;img src=&quot;./svg/entities/ellipse.svg&quot; width=&quot;48&quot; height=&quot;48&quot;&gt; | Ellipse | Create an ellipse |" calcext:value-type="string">
            <text:p>| &lt;img src="./svg/entities/ellipse.svg" width="48" height="48"&gt; | Ellipse | Create an ellipse |</text:p>
          </table:table-cell>
          <table:table-cell table:number-columns-repeated="4"/>
        </table:table-row>
        <table:table-row table:style-name="ro1">
          <table:table-cell/>
          <table:table-cell table:formula="of:=COUNTIF([.$D$3:.$D$54];[.D25])" office:value-type="float" office:value="1" calcext:value-type="float">
            <text:p>1</text:p>
          </table:table-cell>
          <table:table-cell table:formula="of:=&quot;cComm.Add([&quot;&amp;[.$C$1]&amp;[.E25]&amp;[.$C$1]&amp;&quot;,&quot;&amp;[.$C$1]&amp;[.D25]&amp;[.$C$1]&amp;&quot;], &quot;&amp;[.$C$1]&amp;[.E25]&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text:span text:style-name="T1">Create an </text:span>hatch</text:p>
          </table:table-cell>
          <table:table-cell table:formula="of:=[.$J$1]&amp;LOWER([.$E$20])&amp;&quot;/&quot;&amp;[.E25]&amp;[.$L$1] &amp;&quot; | &quot;&amp; PROPER([.E25]) &amp;&quot; | &quot;&amp;[.G25]&amp;&quot; |&quot;" office:value-type="string" office:string-value="| &lt;img src=&quot;./svg/entities/hatch.svg&quot; width=&quot;48&quot; height=&quot;48&quot;&gt; | Hatch | Create an hatch |" calcext:value-type="string">
            <text:p>| &lt;img src="./svg/entities/hatch.svg" width="48" height="48"&gt; | Hatch | Create an hatch |</text:p>
          </table:table-cell>
          <table:table-cell table:number-columns-repeated="4"/>
        </table:table-row>
        <table:table-row table:style-name="ro1">
          <table:table-cell/>
          <table:table-cell table:formula="of:=COUNTIF([.$D$3:.$D$54];[.D26])" office:value-type="float" office:value="1" calcext:value-type="float">
            <text:p>1</text:p>
          </table:table-cell>
          <table:table-cell table:formula="of:=&quot;cComm.Add([&quot;&amp;[.$C$1]&amp;[.E26]&amp;[.$C$1]&amp;&quot;,&quot;&amp;[.$C$1]&amp;[.D26]&amp;[.$C$1]&amp;&quot;], &quot;&amp;[.$C$1]&amp;[.E26]&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text:span text:style-name="T1">Create a block </text:span>insert</text:p>
          </table:table-cell>
          <table:table-cell table:formula="of:=[.$J$1]&amp;LOWER([.$E$20])&amp;&quot;/&quot;&amp;[.E26]&amp;[.$L$1] &amp;&quot; | &quot;&amp; PROPER([.E26]) &amp;&quot; | &quot;&amp;[.G26]&amp;&quot; |&quot;" office:value-type="string" office:string-value="| &lt;img src=&quot;./svg/entities/insert.svg&quot; width=&quot;48&quot; height=&quot;48&quot;&gt; | Insert | Create a block insert |" calcext:value-type="string">
            <text:p>| &lt;img src="./svg/entities/insert.svg" width="48" height="48"&gt; | Insert | Create a block insert |</text:p>
          </table:table-cell>
          <table:table-cell table:number-columns-repeated="4"/>
        </table:table-row>
        <table:table-row table:style-name="ro1">
          <table:table-cell/>
          <table:table-cell table:formula="of:=COUNTIF([.$D$3:.$D$54];[.D27])" office:value-type="float" office:value="1" calcext:value-type="float">
            <text:p>1</text:p>
          </table:table-cell>
          <table:table-cell table:formula="of:=&quot;cComm.Add([&quot;&amp;[.$C$1]&amp;[.E27]&amp;[.$C$1]&amp;&quot;,&quot;&amp;[.$C$1]&amp;[.D27]&amp;[.$C$1]&amp;&quot;], &quot;&amp;[.$C$1]&amp;[.E27]&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text:span text:style-name="T1">Create a </text:span>leader</text:p>
          </table:table-cell>
          <table:table-cell table:formula="of:=[.$J$1]&amp;LOWER([.$E$20])&amp;&quot;/&quot;&amp;[.E27]&amp;[.$L$1] &amp;&quot; | &quot;&amp; PROPER([.E27]) &amp;&quot; | &quot;&amp;[.G27]&amp;&quot; |&quot;" office:value-type="string" office:string-value="| &lt;img src=&quot;./svg/entities/leader.svg&quot; width=&quot;48&quot; height=&quot;48&quot;&gt; | Leader | Create a leader |" calcext:value-type="string">
            <text:p>| &lt;img src="./svg/entities/leader.svg" width="48" height="48"&gt; | Leader | Create a leader |</text:p>
          </table:table-cell>
          <table:table-cell table:number-columns-repeated="4"/>
        </table:table-row>
        <table:table-row table:style-name="ro1">
          <table:table-cell/>
          <table:table-cell table:formula="of:=COUNTIF([.$D$3:.$D$54];[.D28])" office:value-type="float" office:value="1" calcext:value-type="float">
            <text:p>1</text:p>
          </table:table-cell>
          <table:table-cell table:formula="of:=&quot;cComm.Add([&quot;&amp;[.$C$1]&amp;[.E28]&amp;[.$C$1]&amp;&quot;,&quot;&amp;[.$C$1]&amp;[.D28]&amp;[.$C$1]&amp;&quot;], &quot;&amp;[.$C$1]&amp;[.E28]&amp;[.$C$1]&amp;&quot;)&quot;" office:value-type="string" office:string-value="cComm.Add([“line“,“l“], “line“)" calcext:value-type="string">
            <text:p>cComm.Add([“line“,“l“], “line“)</text:p>
          </table:table-cell>
          <table:table-cell office:value-type="string" calcext:value-type="string">
            <text:p>l</text:p>
          </table:table-cell>
          <table:table-cell table:style-name="ce9" office:value-type="string" calcext:value-type="string">
            <text:p>line</text:p>
          </table:table-cell>
          <table:table-cell table:style-name="ce9" office:value-type="string" calcext:value-type="string">
            <text:p>run</text:p>
          </table:table-cell>
          <table:table-cell office:value-type="string" calcext:value-type="string">
            <text:p><text:span text:style-name="T1">Create a </text:span>line</text:p>
          </table:table-cell>
          <table:table-cell table:formula="of:=[.$J$1]&amp;LOWER([.$E$20])&amp;&quot;/&quot;&amp;[.E28]&amp;[.$L$1] &amp;&quot; | &quot;&amp; PROPER([.E28]) &amp;&quot; | &quot;&amp;[.G28]&amp;&quot; |&quot;" office:value-type="string" office:string-value="| &lt;img src=&quot;./svg/entities/line.svg&quot; width=&quot;48&quot; height=&quot;48&quot;&gt; | Line | Create a line |" calcext:value-type="string">
            <text:p>| &lt;img src="./svg/entities/line.svg" width="48" height="48"&gt; | Line | Create a line |</text:p>
          </table:table-cell>
          <table:table-cell table:number-columns-repeated="4"/>
        </table:table-row>
        <table:table-row table:style-name="ro1">
          <table:table-cell/>
          <table:table-cell table:formula="of:=COUNTIF([.$D$3:.$D$54];[.D29])" office:value-type="float" office:value="1" calcext:value-type="float">
            <text:p>1</text:p>
          </table:table-cell>
          <table:table-cell table:formula="of:=&quot;cComm.Add([&quot;&amp;[.$C$1]&amp;[.E29]&amp;[.$C$1]&amp;&quot;,&quot;&amp;[.$C$1]&amp;[.D29]&amp;[.$C$1]&amp;&quot;], &quot;&amp;[.$C$1]&amp;[.E29]&amp;[.$C$1]&amp;&quot;)&quot;" office:value-type="string" office:string-value="cComm.Add([“mtext“,“tt“], “mtext“)" calcext:value-type="string">
            <text:p>cComm.Add([“mtext“,“tt“], “mtext“)</text:p>
          </table:table-cell>
          <table:table-cell office:value-type="string" calcext:value-type="string">
            <text:p>tt</text:p>
          </table:table-cell>
          <table:table-cell table:style-name="ce9" office:value-type="string" calcext:value-type="string">
            <text:p>mtext</text:p>
          </table:table-cell>
          <table:table-cell office:value-type="string" calcext:value-type="string">
            <text:p>run</text:p>
          </table:table-cell>
          <table:table-cell office:value-type="string" calcext:value-type="string">
            <text:p><text:span text:style-name="T1">Create a </text:span>mtext</text:p>
          </table:table-cell>
          <table:table-cell table:formula="of:=[.$J$1]&amp;LOWER([.$E$20])&amp;&quot;/&quot;&amp;[.E29]&amp;[.$L$1] &amp;&quot; | &quot;&amp; PROPER([.E29]) &amp;&quot; | &quot;&amp;[.G29]&amp;&quot; |&quot;" office:value-type="string" office:string-value="| &lt;img src=&quot;./svg/entities/mtext.svg&quot; width=&quot;48&quot; height=&quot;48&quot;&gt; | Mtext | Create a mtext |" calcext:value-type="string">
            <text:p>| &lt;img src="./svg/entities/mtext.svg" width="48" height="48"&gt; | Mtext | Create a mtext |</text:p>
          </table:table-cell>
          <table:table-cell table:number-columns-repeated="4"/>
        </table:table-row>
        <table:table-row table:style-name="ro1">
          <table:table-cell/>
          <table:table-cell table:formula="of:=COUNTIF([.$D$3:.$D$54];[.D30])" office:value-type="float" office:value="1" calcext:value-type="float">
            <text:p>1</text:p>
          </table:table-cell>
          <table:table-cell table:formula="of:=&quot;cComm.Add([&quot;&amp;[.$C$1]&amp;[.E30]&amp;[.$C$1]&amp;&quot;,&quot;&amp;[.$C$1]&amp;[.D30]&amp;[.$C$1]&amp;&quot;], &quot;&amp;[.$C$1]&amp;[.E30]&amp;[.$C$1]&amp;&quot;)&quot;" office:value-type="string" office:string-value="cComm.Add([“pline“,“po“], “pline“)" calcext:value-type="string">
            <text:p>cComm.Add([“pline“,“po“], “pline“)</text:p>
          </table:table-cell>
          <table:table-cell office:value-type="string" calcext:value-type="string">
            <text:p>po</text:p>
          </table:table-cell>
          <table:table-cell table:style-name="ce9" office:value-type="string" calcext:value-type="string">
            <text:p>pline</text:p>
          </table:table-cell>
          <table:table-cell office:value-type="string" calcext:value-type="string">
            <text:p>run</text:p>
          </table:table-cell>
          <table:table-cell office:value-type="string" calcext:value-type="string">
            <text:p><text:span text:style-name="T1">Create a </text:span>polyline</text:p>
          </table:table-cell>
          <table:table-cell table:formula="of:=[.$J$1]&amp;LOWER([.$E$20])&amp;&quot;/&quot;&amp;[.E30]&amp;[.$L$1] &amp;&quot; | &quot;&amp; PROPER([.E30]) &amp;&quot; | &quot;&amp;[.G30]&amp;&quot; |&quot;" office:value-type="string" office:string-value="| &lt;img src=&quot;./svg/entities/pline.svg&quot; width=&quot;48&quot; height=&quot;48&quot;&gt; | Pline | Create a polyline |" calcext:value-type="string">
            <text:p>| &lt;img src="./svg/entities/pline.svg" width="48" height="48"&gt; | Pline | Create a polyline |</text:p>
          </table:table-cell>
          <table:table-cell table:number-columns-repeated="4"/>
        </table:table-row>
        <table:table-row table:style-name="ro1">
          <table:table-cell/>
          <table:table-cell table:formula="of:=COUNTIF([.$D$3:.$D$54];[.D31])" office:value-type="float" office:value="1" calcext:value-type="float">
            <text:p>1</text:p>
          </table:table-cell>
          <table:table-cell table:formula="of:=&quot;cComm.Add([&quot;&amp;[.$C$1]&amp;[.E31]&amp;[.$C$1]&amp;&quot;,&quot;&amp;[.$C$1]&amp;[.D31]&amp;[.$C$1]&amp;&quot;], &quot;&amp;[.$C$1]&amp;[.E31]&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text:span text:style-name="T1">Create an </text:span>rectangle</text:p>
          </table:table-cell>
          <table:table-cell table:formula="of:=[.$J$1]&amp;LOWER([.$E$20])&amp;&quot;/&quot;&amp;[.E31]&amp;[.$L$1] &amp;&quot; | &quot;&amp; PROPER([.E31]) &amp;&quot; | &quot;&amp;[.G31]&amp;&quot; |&quot;" office:value-type="string" office:string-value="| &lt;img src=&quot;./svg/entities/rectangle.svg&quot; width=&quot;48&quot; height=&quot;48&quot;&gt; | Rectangle | Create an rectangle |" calcext:value-type="string">
            <text:p>| &lt;img src="./svg/entities/rectangle.svg" width="48" height="48"&gt; | Rectangle | Create an rectangle |</text:p>
          </table:table-cell>
          <table:table-cell table:number-columns-repeated="4"/>
        </table:table-row>
        <table:table-row table:style-name="ro1">
          <table:table-cell/>
          <table:table-cell table:formula="of:=COUNTIF([.$D$3:.$D$54];[.D32])" office:value-type="float" office:value="1" calcext:value-type="float">
            <text:p>1</text:p>
          </table:table-cell>
          <table:table-cell table:formula="of:=&quot;cComm.Add([&quot;&amp;[.$C$1]&amp;[.E32]&amp;[.$C$1]&amp;&quot;,&quot;&amp;[.$C$1]&amp;[.D32]&amp;[.$C$1]&amp;&quot;], &quot;&amp;[.$C$1]&amp;[.E32]&amp;[.$C$1]&amp;&quot;)&quot;" office:value-type="string" office:string-value="cComm.Add([“solid“,“sa“], “solid“)" calcext:value-type="string">
            <text:p>cComm.Add([“solid“,“sa“], “solid“)</text:p>
          </table:table-cell>
          <table:table-cell office:value-type="string" calcext:value-type="string">
            <text:p>sa</text:p>
          </table:table-cell>
          <table:table-cell table:style-name="ce9" office:value-type="string" calcext:value-type="string">
            <text:p>solid</text:p>
          </table:table-cell>
          <table:table-cell office:value-type="string" calcext:value-type="string">
            <text:p>run</text:p>
          </table:table-cell>
          <table:table-cell office:value-type="string" calcext:value-type="string">
            <text:p><text:span text:style-name="T1">Create an </text:span>solid</text:p>
          </table:table-cell>
          <table:table-cell table:formula="of:=[.$J$1]&amp;LOWER([.$E$20])&amp;&quot;/&quot;&amp;[.E32]&amp;[.$L$1] &amp;&quot; | &quot;&amp; PROPER([.E32]) &amp;&quot; | &quot;&amp;[.G32]&amp;&quot; |&quot;" office:value-type="string" office:string-value="| &lt;img src=&quot;./svg/entities/solid.svg&quot; width=&quot;48&quot; height=&quot;48&quot;&gt; | Solid | Create an solid |" calcext:value-type="string">
            <text:p>| &lt;img src="./svg/entities/solid.svg" width="48" height="48"&gt; | Solid | Create an solid |</text:p>
          </table:table-cell>
          <table:table-cell table:number-columns-repeated="4"/>
        </table:table-row>
        <table:table-row table:style-name="ro1">
          <table:table-cell/>
          <table:table-cell table:formula="of:=COUNTIF([.$D$3:.$D$54];[.D33])" office:value-type="float" office:value="1" calcext:value-type="float">
            <text:p>1</text:p>
          </table:table-cell>
          <table:table-cell table:formula="of:=&quot;cComm.Add([&quot;&amp;[.$C$1]&amp;[.E33]&amp;[.$C$1]&amp;&quot;,&quot;&amp;[.$C$1]&amp;[.D33]&amp;[.$C$1]&amp;&quot;], &quot;&amp;[.$C$1]&amp;[.E33]&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text:span text:style-name="T1">Create an </text:span>spline</text:p>
          </table:table-cell>
          <table:table-cell table:formula="of:=[.$J$1]&amp;LOWER([.$E$20])&amp;&quot;/&quot;&amp;[.E33]&amp;[.$L$1] &amp;&quot; | &quot;&amp; PROPER([.E33]) &amp;&quot; | &quot;&amp;[.G33]&amp;&quot; |&quot;" office:value-type="string" office:string-value="| &lt;img src=&quot;./svg/entities/spline.svg&quot; width=&quot;48&quot; height=&quot;48&quot;&gt; | Spline | Create an spline |" calcext:value-type="string">
            <text:p>| &lt;img src="./svg/entities/spline.svg" width="48" height="48"&gt; | Spline | Create an spline |</text:p>
          </table:table-cell>
          <table:table-cell table:number-columns-repeated="4"/>
        </table:table-row>
        <table:table-row table:style-name="ro1">
          <table:table-cell/>
          <table:table-cell table:formula="of:=COUNTIF([.$D$3:.$D$54];[.D34])" office:value-type="float" office:value="1" calcext:value-type="float">
            <text:p>1</text:p>
          </table:table-cell>
          <table:table-cell table:formula="of:=&quot;cComm.Add([&quot;&amp;[.$C$1]&amp;[.E34]&amp;[.$C$1]&amp;&quot;,&quot;&amp;[.$C$1]&amp;[.D34]&amp;[.$C$1]&amp;&quot;], &quot;&amp;[.$C$1]&amp;[.E34]&amp;[.$C$1]&amp;&quot;)&quot;" office:value-type="string" office:string-value="cComm.Add([“text“,“t“], “text“)" calcext:value-type="string">
            <text:p>cComm.Add([“text“,“t“], “text“)</text:p>
          </table:table-cell>
          <table:table-cell office:value-type="string" calcext:value-type="string">
            <text:p>t</text:p>
          </table:table-cell>
          <table:table-cell table:style-name="ce9" office:value-type="string" calcext:value-type="string">
            <text:p>text</text:p>
          </table:table-cell>
          <table:table-cell office:value-type="string" calcext:value-type="string">
            <text:p>run</text:p>
          </table:table-cell>
          <table:table-cell office:value-type="string" calcext:value-type="string">
            <text:p><text:span text:style-name="T1">Create a </text:span>text</text:p>
          </table:table-cell>
          <table:table-cell table:formula="of:=[.$J$1]&amp;LOWER([.$E$20])&amp;&quot;/&quot;&amp;[.E34]&amp;[.$L$1] &amp;&quot; | &quot;&amp; PROPER([.E34]) &amp;&quot; | &quot;&amp;[.G34]&amp;&quot; |&quot;" office:value-type="string" office:string-value="| &lt;img src=&quot;./svg/entities/text.svg&quot; width=&quot;48&quot; height=&quot;48&quot;&gt; | Text | Create a text |" calcext:value-type="string">
            <text:p>| &lt;img src="./svg/entities/text.svg" width="48" height="48"&gt; | Text | Create a text |</text:p>
          </table:table-cell>
          <table:table-cell table:number-columns-repeated="4"/>
        </table:table-row>
        <table:table-row table:style-name="ro1">
          <table:table-cell/>
          <table:table-cell table:formula="of:=COUNTIF([.$D$3:.$D$54];[.D35])" office:value-type="float" office:value="0" calcext:value-type="float">
            <text:p>0</text:p>
          </table:table-cell>
          <table:table-cell table:number-columns-repeated="10"/>
        </table:table-row>
        <table:table-row table:style-name="ro1">
          <table:table-cell/>
          <table:table-cell table:formula="of:=COUNTIF([.$D$3:.$D$54];[.D36])" office:value-type="float" office:value="0" calcext:value-type="float">
            <text:p>0</text:p>
          </table:table-cell>
          <table:table-cell table:number-columns-repeated="2"/>
          <table:table-cell table:style-name="ce104" office:value-type="string" calcext:value-type="string">
            <text:p>Smart</text:p>
          </table:table-cell>
          <table:table-cell table:style-name="ce104" table:number-columns-repeated="2"/>
          <table:table-cell table:number-columns-repeated="5"/>
        </table:table-row>
        <table:table-row table:style-name="ro1">
          <table:table-cell office:value-type="string" calcext:value-type="string">
            <text:p>png</text:p>
          </table:table-cell>
          <table:table-cell table:formula="of:=COUNTIF([.$D$3:.$D$54];[.D37])" office:value-type="float" office:value="1" calcext:value-type="float">
            <text:p>1</text:p>
          </table:table-cell>
          <table:table-cell table:formula="of:=&quot;cComm.Add([&quot;&amp;[.$C$1]&amp;[.E37]&amp;[.$C$1]&amp;&quot;,&quot;&amp;[.$C$1]&amp;[.D37]&amp;[.$C$1]&amp;&quot;], &quot;&amp;[.$C$1]&amp;[.E37]&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6])&amp;&quot;/&quot;&amp;[.E37]&amp;[.$L$1] &amp;&quot; | &quot;&amp; PROPER([.E37]) &amp;&quot; | &quot;&amp;[.G37]&amp;&quot; |&quot;" office:value-type="string" office:string-value="| &lt;img src=&quot;./svg/smart/beam.svg&quot; width=&quot;48&quot; height=&quot;48&quot;&gt; | Beam |  |" calcext:value-type="string">
            <text:p>| &lt;img src="./svg/smart/beam.svg" width="48" height="48"&gt; | Beam | <text:s/>|</text:p>
          </table:table-cell>
          <table:table-cell table:number-columns-repeated="4"/>
        </table:table-row>
        <table:table-row table:style-name="ro1">
          <table:table-cell office:value-type="string" calcext:value-type="string">
            <text:p>png</text:p>
          </table:table-cell>
          <table:table-cell table:formula="of:=COUNTIF([.$D$3:.$D$54];[.D38])" office:value-type="float" office:value="1" calcext:value-type="float">
            <text:p>1</text:p>
          </table:table-cell>
          <table:table-cell table:formula="of:=&quot;cComm.Add([&quot;&amp;[.$C$1]&amp;[.E38]&amp;[.$C$1]&amp;&quot;,&quot;&amp;[.$C$1]&amp;[.D38]&amp;[.$C$1]&amp;&quot;], &quot;&amp;[.$C$1]&amp;[.E38]&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6])&amp;&quot;/&quot;&amp;[.E38]&amp;[.$L$1] &amp;&quot; | &quot;&amp; PROPER([.E38]) &amp;&quot; | &quot;&amp;[.G38]&amp;&quot; |&quot;" office:value-type="string" office:string-value="| &lt;img src=&quot;./svg/smart/column.svg&quot; width=&quot;48&quot; height=&quot;48&quot;&gt; | Column |  |" calcext:value-type="string">
            <text:p>| &lt;img src="./svg/smart/column.svg" width="48" height="48"&gt; | Column | <text:s/>|</text:p>
          </table:table-cell>
          <table:table-cell table:number-columns-repeated="4"/>
        </table:table-row>
        <table:table-row table:style-name="ro1">
          <table:table-cell office:value-type="string" calcext:value-type="string">
            <text:p>png</text:p>
          </table:table-cell>
          <table:table-cell table:formula="of:=COUNTIF([.$D$3:.$D$54];[.D39])" office:value-type="float" office:value="1" calcext:value-type="float">
            <text:p>1</text:p>
          </table:table-cell>
          <table:table-cell table:formula="of:=&quot;cComm.Add([&quot;&amp;[.$C$1]&amp;[.E39]&amp;[.$C$1]&amp;&quot;,&quot;&amp;[.$C$1]&amp;[.D39]&amp;[.$C$1]&amp;&quot;], &quot;&amp;[.$C$1]&amp;[.E39]&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6])&amp;&quot;/&quot;&amp;[.E39]&amp;[.$L$1] &amp;&quot; | &quot;&amp; PROPER([.E39]) &amp;&quot; | &quot;&amp;[.G39]&amp;&quot; |&quot;" office:value-type="string" office:string-value="| &lt;img src=&quot;./svg/smart/slab3p.svg&quot; width=&quot;48&quot; height=&quot;48&quot;&gt; | Slab3P |  |" calcext:value-type="string">
            <text:p>| &lt;img src="./svg/smart/slab3p.svg" width="48" height="48"&gt; | Slab3P | <text:s/>|</text:p>
          </table:table-cell>
          <table:table-cell table:number-columns-repeated="4"/>
        </table:table-row>
        <table:table-row table:style-name="ro1">
          <table:table-cell office:value-type="string" calcext:value-type="string">
            <text:p>png</text:p>
          </table:table-cell>
          <table:table-cell table:formula="of:=COUNTIF([.$D$3:.$D$54];[.D40])" office:value-type="float" office:value="1" calcext:value-type="float">
            <text:p>1</text:p>
          </table:table-cell>
          <table:table-cell table:formula="of:=&quot;cComm.Add([&quot;&amp;[.$C$1]&amp;[.E40]&amp;[.$C$1]&amp;&quot;,&quot;&amp;[.$C$1]&amp;[.D40]&amp;[.$C$1]&amp;&quot;], &quot;&amp;[.$C$1]&amp;[.E40]&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6])&amp;&quot;/&quot;&amp;[.E40]&amp;[.$L$1] &amp;&quot; | &quot;&amp; PROPER([.E40]) &amp;&quot; | &quot;&amp;[.G40]&amp;&quot; |&quot;" office:value-type="string" office:string-value="| &lt;img src=&quot;./svg/smart/slab4p.svg&quot; width=&quot;48&quot; height=&quot;48&quot;&gt; | Slab4P |  |" calcext:value-type="string">
            <text:p>| &lt;img src="./svg/smart/slab4p.svg" width="48" height="48"&gt; | Slab4P | <text:s/>|</text:p>
          </table:table-cell>
          <table:table-cell table:number-columns-repeated="4"/>
        </table:table-row>
        <table:table-row table:style-name="ro1">
          <table:table-cell office:value-type="string" calcext:value-type="string">
            <text:p>png</text:p>
          </table:table-cell>
          <table:table-cell table:formula="of:=COUNTIF([.$D$3:.$D$54];[.D41])" office:value-type="float" office:value="1" calcext:value-type="float">
            <text:p>1</text:p>
          </table:table-cell>
          <table:table-cell table:formula="of:=&quot;cComm.Add([&quot;&amp;[.$C$1]&amp;[.E41]&amp;[.$C$1]&amp;&quot;,&quot;&amp;[.$C$1]&amp;[.D41]&amp;[.$C$1]&amp;&quot;], &quot;&amp;[.$C$1]&amp;[.E41]&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6])&amp;&quot;/&quot;&amp;[.E41]&amp;[.$L$1] &amp;&quot; | &quot;&amp; PROPER([.E41]) &amp;&quot; | &quot;&amp;[.G41]&amp;&quot; |&quot;" office:value-type="string" office:string-value="| &lt;img src=&quot;./svg/smart/wallcolumn.svg&quot; width=&quot;48&quot; height=&quot;48&quot;&gt; | Wallcolumn |  |" calcext:value-type="string">
            <text:p>| &lt;img src="./svg/smart/wallcolumn.svg" width="48" height="48"&gt; | Wallcolumn | <text:s/>|</text:p>
          </table:table-cell>
          <table:table-cell table:number-columns-repeated="4"/>
        </table:table-row>
        <table:table-row table:style-name="ro1">
          <table:table-cell/>
          <table:table-cell table:formula="of:=COUNTIF([.$D$3:.$D$54];[.D42])" office:value-type="float" office:value="0" calcext:value-type="float">
            <text:p>0</text:p>
          </table:table-cell>
          <table:table-cell table:number-columns-repeated="10"/>
        </table:table-row>
        <table:table-row table:style-name="ro1">
          <table:table-cell/>
          <table:table-cell table:formula="of:=COUNTIF([.$D$3:.$D$54];[.D43])" office:value-type="float" office:value="0" calcext:value-type="float">
            <text:p>0</text:p>
          </table:table-cell>
          <table:table-cell table:number-columns-repeated="2"/>
          <table:table-cell table:style-name="ce9" office:value-type="string" calcext:value-type="string">
            <text:p>Layers</text:p>
          </table:table-cell>
          <table:table-cell table:style-name="ce9" table:number-columns-repeated="2"/>
          <table:table-cell table:number-columns-repeated="5"/>
        </table:table-row>
        <table:table-row table:style-name="ro1">
          <table:table-cell office:value-type="string" calcext:value-type="string">
            <text:p>png</text:p>
          </table:table-cell>
          <table:table-cell table:formula="of:=COUNTIF([.$D$3:.$D$54];[.D44])" office:value-type="float" office:value="1" calcext:value-type="float">
            <text:p>1</text:p>
          </table:table-cell>
          <table:table-cell table:formula="of:=&quot;cComm.Add([&quot;&amp;[.$C$1]&amp;[.E44]&amp;[.$C$1]&amp;&quot;,&quot;&amp;[.$C$1]&amp;[.D44]&amp;[.$C$1]&amp;&quot;], &quot;&amp;[.$C$1]&amp;[.E44]&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3])&amp;&quot;/&quot;&amp;[.E44]&amp;[.$L$1] &amp;&quot; | &quot;&amp; PROPER([.E44]) &amp;&quot; | &quot;&amp;[.G44]&amp;&quot; |&quot;" office:value-type="string" office:string-value="| &lt;img src=&quot;./svg/layers/layers.svg&quot; width=&quot;48&quot; height=&quot;48&quot;&gt; | Layers |  |" calcext:value-type="string">
            <text:p>| &lt;img src="./svg/layers/layers.svg" width="48" height="48"&gt; | Layers | <text:s/>|</text:p>
          </table:table-cell>
          <table:table-cell table:number-columns-repeated="4"/>
        </table:table-row>
        <table:table-row table:style-name="ro1" table:number-rows-repeated="1048531">
          <table:table-cell table:number-columns-repeated="12"/>
        </table:table-row>
        <table:table-row table:style-name="ro1">
          <table:table-cell table:number-columns-repeated="12"/>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 style:data-style-name="N2" text:time-value="19:06:37.08562118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18T22:56:10.444575872</dc:date>
    <meta:editing-duration>P2DT9H32M42S</meta:editing-duration>
    <meta:editing-cycles>138</meta:editing-cycles>
    <meta:generator>LibreOffice/6.0.7.3$Linux_X86_64 LibreOffice_project/00m0$Build-3</meta:generator>
    <meta:document-statistic meta:table-count="13" meta:cell-count="3247" meta:object-count="0"/>
  </office:meta>
</office:document-meta>
</file>